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fr" fo:country="FR"/>
    </style:style>
    <style:style style:name="P2" style:parent-style-name="Normal" style:family="paragraph">
      <style:text-properties fo:language="fr" fo:country="FR"/>
    </style:style>
    <style:style style:name="P3" style:parent-style-name="Normal" style:family="paragraph">
      <style:text-properties fo:language="fr" fo:country="FR"/>
    </style:style>
    <style:style style:name="P4" style:parent-style-name="Normal" style:family="paragraph">
      <style:text-properties fo:language="fr" fo:country="FR"/>
    </style:style>
    <style:style style:name="P5" style:parent-style-name="Normal" style:family="paragraph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text-properties fo:language="fr" fo:country="FR"/>
    </style:style>
    <style:style style:name="P9" style:parent-style-name="Normal" style:family="paragraph">
      <style:text-properties fo:language="fr" fo:country="FR"/>
    </style:style>
    <style:style style:name="P10" style:parent-style-name="Normal" style:family="paragraph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Normal" style:family="paragraph">
      <style:text-properties fo:language="fr" fo:country="FR"/>
    </style:style>
    <style:style style:name="P14" style:parent-style-name="Normal" style:family="paragraph">
      <style:text-properties fo:language="fr" fo:country="FR"/>
    </style:style>
    <style:style style:name="P15" style:parent-style-name="Normal" style:family="paragraph">
      <style:text-properties fo:language="fr" fo:country="FR"/>
    </style:style>
    <style:style style:name="P16" style:parent-style-name="Normal" style:family="paragraph">
      <style:text-properties fo:language="fr" fo:country="FR"/>
    </style:style>
    <style:style style:name="P17" style:parent-style-name="Normal" style:family="paragraph">
      <style:text-properties fo:language="fr" fo:country="FR"/>
    </style:style>
    <style:style style:name="P18" style:parent-style-name="Normal" style:family="paragraph">
      <style:text-properties fo:language="fr" fo:country="FR"/>
    </style:style>
    <style:style style:name="P19" style:parent-style-name="Normal" style:family="paragraph">
      <style:text-properties fo:language="fr" fo:country="FR"/>
    </style:style>
    <style:style style:name="P20" style:parent-style-name="Normal" style:family="paragraph">
      <style:text-properties fo:language="fr" fo:country="FR"/>
    </style:style>
    <style:style style:name="P21" style:parent-style-name="Normal" style:family="paragraph">
      <style:text-properties fo:language="fr" fo:country="FR"/>
    </style:style>
    <style:style style:name="P22" style:parent-style-name="Normal" style:family="paragraph">
      <style:text-properties fo:language="fr" fo:country="FR"/>
    </style:style>
    <style:style style:name="P23" style:parent-style-name="Normal" style:family="paragraph">
      <style:text-properties fo:language="fr" fo:country="FR"/>
    </style:style>
    <style:style style:name="P24" style:parent-style-name="Normal" style:family="paragraph">
      <style:text-properties fo:language="fr" fo:country="FR"/>
    </style:style>
    <style:style style:name="P25" style:parent-style-name="Normal" style:family="paragraph">
      <style:text-properties fo:language="fr" fo:country="FR"/>
    </style:style>
    <style:style style:name="T26" style:parent-style-name="Policepardéfaut" style:family="text">
      <style:text-properties style:font-name-complex="Calibri" fo:background-color="#FFFFFF"/>
    </style:style>
    <style:style style:name="T27" style:parent-style-name="Élevé" style:family="text">
      <style:text-properties style:font-name-complex="Calibri" fo:background-color="#FFFFFF"/>
    </style:style>
    <style:style style:name="T28" style:parent-style-name="Policepardéfaut" style:family="text">
      <style:text-properties style:font-name-complex="Calibri" fo:background-color="#FFFFFF"/>
    </style:style>
    <style:style style:name="T29" style:parent-style-name="Policepardéfaut" style:family="text">
      <style:text-properties style:font-name-complex="Calibri" fo:background-color="#FFFFFF"/>
    </style:style>
    <style:style style:name="T30" style:parent-style-name="Élevé" style:family="text">
      <style:text-properties style:font-name-complex="Calibri" fo:background-color="#FFFFFF"/>
    </style:style>
    <style:style style:name="T31" style:parent-style-name="Policepardéfaut" style:family="text">
      <style:text-properties style:font-name-complex="Calibri" fo:background-color="#FFFFFF"/>
    </style:style>
    <style:style style:name="P32" style:parent-style-name="Normal" style:family="paragraph">
      <style:text-properties style:font-name-complex="Calibri" fo:background-color="#FFFFFF"/>
    </style:style>
    <style:style style:name="T33" style:parent-style-name="Policepardéfaut" style:family="text">
      <style:text-properties style:font-name-complex="Calibri" fo:background-color="#FFFFFF"/>
    </style:style>
    <style:style style:name="T34" style:parent-style-name="Policepardéfaut" style:family="text">
      <style:text-properties style:font-name-complex="Calibri" fo:background-color="#FFFFFF"/>
    </style:style>
    <style:style style:name="T35" style:parent-style-name="Policepardéfaut" style:family="text">
      <style:text-properties style:font-name-complex="Calibri" fo:background-color="#FFFFFF"/>
    </style:style>
    <style:style style:name="T36" style:parent-style-name="Policepardéfaut" style:family="text">
      <style:text-properties style:font-name-complex="Calibri" fo:background-color="#FFFFFF"/>
    </style:style>
    <style:style style:name="T37" style:parent-style-name="Policepardéfaut" style:family="text">
      <style:text-properties style:font-name-complex="Calibri" fo:background-color="#FFFFFF"/>
    </style:style>
    <style:style style:name="T38" style:parent-style-name="Policepardéfaut" style:family="text">
      <style:text-properties style:font-name-complex="Calibri" fo:background-color="#FFFFFF"/>
    </style:style>
    <style:style style:name="T39" style:parent-style-name="Policepardéfaut" style:family="text">
      <style:text-properties style:font-name-complex="Calibri" fo:background-color="#FFFFFF"/>
    </style:style>
  </office:automatic-styles>
  <office:body>
    <office:text text:use-soft-page-breaks="true">
      <text:p text:style-name="P1">Javascript est un langage Client. (On<text:s/>peut<text:s/>utiliser<text:s/>NodeJs coté serveur).</text:p>
      <text:p text:style-name="P2">Java et Javascript<text:s/>sont deux langages différents malgré<text:s/>quelques points communs.</text:p>
      <text:p text:style-name="P3">PHP / JAVA / PYTHON : sont des langages serveur.</text:p>
      <text:p text:style-name="P4">Vue.js est un framework</text:p>
      <text:p text:style-name="P5">Javascript permet de modifier du CSS : Vrai</text:p>
      <text:p text:style-name="P6">Javascript permet de changer une image : Vrai</text:p>
      <text:p text:style-name="P7">Javascript permet de stocker les éléments d’une variable : Vrai</text:p>
      <text:p text:style-name="P8">Javascript permet de modifier la taille du navigateur : Vrai</text:p>
      <text:p text:style-name="P9">Où inclure le code JS dans une page HTML : A la fin, avant la fermeture du body.</text:p>
      <text:p text:style-name="P10">Une requête AJAX permet de récupérer des données sur un serveur : VRAI (avec la méthode GET)<text:s/></text:p>
      <text:p text:style-name="P11">Fonction qui effectue une demande de confirmation : confirm()</text:p>
      <text:p text:style-name="P12">Fonction qui affiche une popup : alert()</text:p>
      <text:p text:style-name="P13">Fonction déclenchée<text:s/>lorsque la valeur d’un élément est modifié : onchange</text:p>
      <text:p text:style-name="P14">Avec quel événement puis-je écouter tous les changements dans un select : onchange</text:p>
      <text:p text:style-name="P15">Comment exécuter une tache à chaque clic sur une touche clavier : onkeyup</text:p>
      <text:p text:style-name="P16">Programmation évènementielle<text:s/>= déclencher une fonction en fonction des événements.</text:p>
      <text:p text:style-name="P17">Requête AJAX : envoie une requête en sous-marin et récupère une réponse.</text:p>
      <text:p text:style-name="P18">FETCH = Une fonction en JS natif pour faire une requête AJAX.</text:p>
      <text:p text:style-name="P19">Les requêtes AJAX utilisent 2 formats de données : json &amp; xml</text:p>
      <text:p text:style-name="P20">Protocol utilisé lors d’une requête AJAX :<text:s/>HTTP<text:s/>(https)</text:p>
      <text:p text:style-name="P21">Comment valider un input : Avec une<text:s/>REGEX</text:p>
      <text:p text:style-name="P22">Fonction utilisé pour se débugger : console.log()</text:p>
      <text:p text:style-name="P23">Quelles sont les 2 types de requête http : GET / POST</text:p>
      <text:p text:style-name="P24">Triple égal<text:s/>« <text:s/>=== » <text:s/>permet de tester le type en plus de la valeur : VRAI</text:p>
      <text:p text:style-name="P25">http : est un protocol permettant de communiquer avec un service web</text:p>
      <text:p text:style-name="Normal"><text:span text:style-name="T26">AJAX signifie </text:span><text:span text:style-name="T27">Asynchronous JavaScript and XML</text:span><text:span text:style-name="T28">. C'est un ensemble d'objets et de fonctions pour créer des requêtes HTTP qui nous permettent de communiquer avec un service web.</text:span></text:p>
      <text:p text:style-name="Normal"><text:span text:style-name="T29">JSON signifie </text:span><text:span text:style-name="T30">JavaScript Object Notation</text:span><text:span text:style-name="T31">. Il s'agit d'un format textuel très simple et peu verbeux, que JavaScript comprend très facilement car il est proche de sa syntaxe objet (d'où son nom).</text:span></text:p>
      <text:p text:style-name="P32">Il y a t-il besoin d’effectuer un contrôle coté serveur après qu’un premier contrôle JS est été effectué. OUI, au cas ou l’utilisateur désactive JS.</text:p>
      <text:p text:style-name="Normal"><text:span text:style-name="T33">Une API REST : Est un serveur libre</text:span><text:span text:style-name="T34"><text:s/>+ est</text:span><text:span text:style-name="T35"><text:s/>ouvert au public</text:span><text:span text:style-name="T36"><text:s/>+<text:s/></text:span><text:span text:style-name="T37">on a le droit de requ</text:span><text:span text:style-name="T38">ê</text:span><text:span text:style-name="T39">te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en Toubon</meta:initial-creator>
    <dc:creator>Julien Toubon</dc:creator>
    <meta:creation-date>2021-03-10T10:50:00Z</meta:creation-date>
    <dc:date>2021-03-10T10:50:00Z</dc:date>
    <meta:template xlink:href="Normal" xlink:type="simple"/>
    <meta:editing-cycles>2</meta:editing-cycles>
    <meta:editing-duration>PT120S</meta:editing-duration>
    <meta:document-statistic meta:page-count="1" meta:paragraph-count="4" meta:word-count="325" meta:character-count="2179" meta:row-count="15" meta:non-whitespace-character-count="1858"/>
  </office:meta>
</office:document-meta>
</file>